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26_10-27-09_000.jpg</text:p>
          </table:table-cell>
          <table:table-cell table:style-name="ce20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8.422546 E-139-34-49.434814</text:p>
          </table:table-cell>
          <table:table-cell table:style-name="ce38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6_11-33-50_000.jpg</text:p>
          </table:table-cell>
          <table:table-cell table:style-name="ce20" office:value-type="string">
            <text:p>:m #*# RES / JVEMV6 64#115_-- / 『音楽で脳はここまで再生する』 著者=奥村歩む,構成・編=佐々木久夫 / p.113 / w:ブローカ野；ウェルニケ野；失語症；運動性失語；上側頭回,topic:~</text:p>
          </table:table-cell>
          <table:table-cell table:style-name="ce4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8" table:formula="of:=IF([.E3]=&quot;&quot;;[.C3];CONCATENATE([.C3];&quot; / &quot;;[.E3]))" office:value-type="string" office:string-value=":m #*# RES / JVEMV6 64#115_-- / 『音楽で脳はここまで再生する』 著者=奥村歩む,構成・編=佐々木久夫 / p.113 / w:ブローカ野；ウェルニケ野；失語症；運動性失語；上側頭回,topic:~">
            <text:p>:m #*# RES / JVEMV6 64#115_-- / 『音楽で脳はここまで再生する』 著者=奥村歩む,構成・編=佐々木久夫 / p.113 / w:ブローカ野；ウェルニケ野；失語症；運動性失語；上側頭回,topic: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26_12-28-22_000.jpg</text:p>
          </table:table-cell>
          <table:table-cell table:style-name="ce20" office:value-type="string">
            <text:p>:tome/ (lang=ja) / topic=日誌に書く事 / content=甲音の出し方；筋肉の疲労；やり過ごし方</text:p>
          </table:table-cell>
          <table:table-cell table:style-name="ce19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8" table:formula="of:=IF([.E4]=&quot;&quot;;[.C4];CONCATENATE([.C4];&quot; / &quot;;[.E4]))" office:value-type="string" office:string-value=":tome/ (lang=ja) / topic=日誌に書く事 / content=甲音の出し方；筋肉の疲労；やり過ごし方">
            <text:p>:tome/ (lang=ja) / topic=日誌に書く事 / content=甲音の出し方；筋肉の疲労；やり過ごし方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26_12-28-40_000.jpg</text:p>
          </table:table-cell>
          <table:table-cell table:style-name="ce20" office:value-type="string">
            <text:p>:m 東和 PHOTO / 210624th / 錦糸町駅 / 墨田区亀沢４丁目計画 / １名 / ホクシン設備（合田工務店） / 日誌</text:p>
          </table:table-cell>
          <table:table-cell table:style-name="ce17"/>
          <table:table-cell table:style-name="ce4"/>
          <table:table-cell table:style-name="ce4" office:value-type="string">
            <text:p>N-35-35-28.656005 E-139-34-48.995361</text:p>
          </table:table-cell>
          <table:table-cell table:style-name="ce38" table:formula="of:=IF([.E5]=&quot;&quot;;[.C5];CONCATENATE([.C5];&quot; / &quot;;[.E5]))" office:value-type="string" office:string-value=":m 東和 PHOTO / 210624th / 錦糸町駅 / 墨田区亀沢４丁目計画 / １名 / ホクシン設備（合田工務店） / 日誌">
            <text:p>:m 東和 PHOTO / 210624th / 錦糸町駅 / 墨田区亀沢４丁目計画 / １名 / ホクシン設備（合田工務店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26_12-47-59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2854 E-139-34-48.940429</text:p>
          </table:table-cell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26_16-30-47_000.jpg</text:p>
          </table:table-cell>
          <table:table-cell table:style-name="ce20" office:value-type="string">
            <text:p>:m #*# RES / JVEMV6 64#115_-- / 『音楽で脳はここまで再生する』 著者=奥村歩む,構成・編=佐々木久夫 / p.130 / w:脳的意識；心的意識；脳幹網様体賦活系；網様体,topic:~</text:p>
          </table:table-cell>
          <table:table-cell table:style-name="ce17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8" table:formula="of:=IF([.E7]=&quot;&quot;;[.C7];CONCATENATE([.C7];&quot; / &quot;;[.E7]))" office:value-type="string" office:string-value=":m #*# RES / JVEMV6 64#115_-- / 『音楽で脳はここまで再生する』 著者=奥村歩む,構成・編=佐々木久夫 / p.130 / w:脳的意識；心的意識；脳幹網様体賦活系；網様体,topic:~">
            <text:p>:m #*# RES / JVEMV6 64#115_-- / 『音楽で脳はここまで再生する』 著者=奥村歩む,構成・編=佐々木久夫 / p.130 / w:脳的意識；心的意識；脳幹網様体賦活系；網様体,topic: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26_17-31-17_000.jpg</text:p>
          </table:table-cell>
          <table:table-cell table:style-name="ce19" office:value-type="string">
            <text:p>:m RES 1*2 / free# JVEMV6 68#_24 / 68. theoretical-physics(tp) / w=直交座標系；計量因子,topics=~,other=think+,s=~,i=~,doc=~r-1-4~7</text:p>
          </table:table-cell>
          <table:table-cell table:style-name="ce19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8" table:formula="of:=IF([.E8]=&quot;&quot;;[.C8];CONCATENATE([.C8];&quot; / &quot;;[.E8]))" office:value-type="string" office:string-value=":m RES 1*2 / free# JVEMV6 68#_24 / 68. theoretical-physics(tp) / w=直交座標系；計量因子,topics=~,other=think+,s=~,i=~,doc=~r-1-4~7">
            <text:p>:m RES 1*2 / free# JVEMV6 68#_24 / 68. theoretical-physics(tp) / w=直交座標系；計量因子,topics=~,other=think+,s=~,i=~,doc=~r-1-4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26_17-31-52_000.jpg</text:p>
          </table:table-cell>
          <table:table-cell table:style-name="ce17" office:value-type="string">
            <text:p>:m RES 2*2 / free# JVEMV6 68#_24 / 68. theoretical-physics(tp) / w=,topics=g_ik*A`i*B`k,other=think+,s=~,i=~,doc=~r-1-4~7</text:p>
          </table:table-cell>
          <table:table-cell table:style-name="ce17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8" table:formula="of:=IF([.E9]=&quot;&quot;;[.C9];CONCATENATE([.C9];&quot; / &quot;;[.E9]))" office:value-type="string" office:string-value=":m RES 2*2 / free# JVEMV6 68#_24 / 68. theoretical-physics(tp) / w=,topics=g_ik*A`i*B`k,other=think+,s=~,i=~,doc=~r-1-4~7">
            <text:p>:m RES 2*2 / free# JVEMV6 68#_24 / 68. theoretical-physics(tp) / w=,topics=g_ik*A`i*B`k,other=think+,s=~,i=~,doc=~r-1-4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26_19-10-47_000.jpg</text:p>
          </table:table-cell>
          <table:table-cell table:style-name="ce20" office:value-type="string">
            <text:p>:m :篠笛,shinobue #*# / session-memo / s.1:todays-melody,genr=~,for=~,key=E,tempo=~,R=1,i.f.=~,notes=~,other=start:D.8~E.4^.8-D.8-E.8-G.8-G.4-0.8-3.8</text:p>
          </table:table-cell>
          <table:table-cell table:style-name="ce17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8" table:formula="of:=IF([.E10]=&quot;&quot;;[.C10];CONCATENATE([.C10];&quot; / &quot;;[.E10]))" office:value-type="string" office:string-value=":m :篠笛,shinobue #*# / session-memo / s.1:todays-melody,genr=~,for=~,key=E,tempo=~,R=1,i.f.=~,notes=~,other=start:D.8~E.4^.8-D.8-E.8-G.8-G.4-0.8-3.8">
            <text:p>:m :篠笛,shinobue #*# / session-memo / s.1:todays-melody,genr=~,for=~,key=E,tempo=~,R=1,i.f.=~,notes=~,other=start:D.8~E.4^.8-D.8-E.8-G.8-G.4-0.8-3.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26_21-06-34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26_23-05-07_000.jpg</text:p>
          </table:table-cell>
          <table:table-cell table:style-name="ce20" office:value-type="string">
            <text:p>:m 記録 / 身体 / ケガ / loc=右足：第３指：爪、上部,cause=靴が当たる（おそらく）,loc-incident=~,id=2021-06-26_23-05-07_000.jpg,phase=爪の一部が剥がれた,apparatus=~,injury=~,other=セージの焼酎漬けの液、塗った</text:p>
          </table:table-cell>
          <table:table-cell table:style-name="ce17"/>
          <table:table-cell table:style-name="ce4"/>
          <table:table-cell table:style-name="ce4" office:value-type="string">
            <text:p>N-35-35-28.422546 E-139-34-49.270019</text:p>
          </table:table-cell>
          <table:table-cell table:style-name="ce38" table:formula="of:=IF([.E12]=&quot;&quot;;[.C12];CONCATENATE([.C12];&quot; / &quot;;[.E12]))" office:value-type="string" office:string-value=":m 記録 / 身体 / ケガ / loc=右足：第３指：爪、上部,cause=靴が当たる（おそらく）,loc-incident=~,id=2021-06-26_23-05-07_000.jpg,phase=爪の一部が剥がれた,apparatus=~,injury=~,other=セージの焼酎漬けの液、塗った">
            <text:p>:m 記録 / 身体 / ケガ / loc=右足：第３指：爪、上部,cause=靴が当たる（おそらく）,loc-incident=~,id=2021-06-26_23-05-07_000.jpg,phase=爪の一部が剥がれた,apparatus=~,injury=~,other=セージの焼酎漬けの液、塗っ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27_02-58-54_000.jpg</text:p>
          </table:table-cell>
          <table:table-cell table:style-name="ce17" office:value-type="string">
            <text:p>:m :PHOTO 寝た時刻 / 2020 / オナニー、未了、2:00ぐらい</text:p>
          </table:table-cell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PHOTO 寝た時刻 / 2020 / オナニー、未了、2:00ぐらい">
            <text:p>:m :PHOTO 寝た時刻 / 2020 / オナニー、未了、2:00ぐら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27_09-07-35_000.jpg</text:p>
          </table:table-cell>
          <table:table-cell table:style-name="ce20" office:value-type="string">
            <text:p>:m :th / topic=戦争について / content=三島由紀夫に感じられた戦争と、農民兵士に感じられた戦争； / lang=ja</text:p>
          </table:table-cell>
          <table:table-cell table:style-name="ce20"/>
          <table:table-cell table:style-name="ce4"/>
          <table:table-cell table:style-name="ce4" office:value-type="string">
            <text:p>N-35-35-28.62854 E-139-34-48.995361</text:p>
          </table:table-cell>
          <table:table-cell table:style-name="ce38" table:formula="of:=IF([.E14]=&quot;&quot;;[.C14];CONCATENATE([.C14];&quot; / &quot;;[.E14]))" office:value-type="string" office:string-value=":m :th / topic=戦争について / content=三島由紀夫に感じられた戦争と、農民兵士に感じられた戦争； / lang=ja">
            <text:p>:m :th / topic=戦争について / content=三島由紀夫に感じられた戦争と、農民兵士に感じられた戦争；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6-27_09-19-55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589843 E-139-34-49.98413</text:p>
          </table:table-cell>
          <table:table-cell table:style-name="ce38" table:formula="of:=IF([.E15]=&quot;&quot;;[.C15];CONCATENATE([.C15];&quot; / &quot;;[.E1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6_18-41-13_000.mp4</text:p>
          </table:table-cell>
          <table:table-cell table:style-name="ce8" office:value-type="string">
            <text:p>:VIDEO / @自室 / 記録 / jap.flute / 演奏、play / f-2021-0626-1 / R=1</text:p>
          </table:table-cell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VIDEO / @自室 / 記録 / jap.flute / 演奏、play / f-2021-0626-1 / R=1">
            <text:p>:VIDEO / @自室 / 記録 / jap.flute / 演奏、play / f-2021-0626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7">2021/06/27</text:date>, <text:time>11:45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27T11:45:42.83</dc:date>
    <dc:creator>iwabuchi ken</dc:creator>
    <meta:editing-duration>P34DT18H54M52S</meta:editing-duration>
    <meta:editing-cycles>12808</meta:editing-cycles>
    <meta:document-statistic meta:table-count="1" meta:cell-count="365" meta:object-count="0"/>
  </office:meta>
</office:document-meta>
</file>